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text:s/>3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 <text:s/>18 de Mayo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 17:00</text:p>
          </table:table-cell>
          <table:covered-table-cell table:number-columns-repeated="2" table:style-name="ce3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MEDIO/LUGAR: Skype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Franco Delbon</text:p>
            <text:p><text:s/>Amilcar Paz</text:p>
            <text:p>Leandro Rodriguez</text:p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-Hacer las cartas de conformacion de grupo</text:p>
            <text:p/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Todos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7">
          <table:table-cell table:style-name="ce5" office:value-type="string" table:number-columns-spanned="7" table:number-rows-spanned="1"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8">
          <table:table-cell table:style-name="ce5" office:value-type="string" table:number-columns-spanned="7" table:number-rows-spanned="1">
            <text:p>Se hicieron todas las cartas</text:p>
            <text:p/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FIRM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9">
          <table:covered-table-cell table:style-name="ce7"/>
          <table:covered-table-cell table:number-columns-repeated="5" table:style-name="ce13"/>
          <table:covered-table-cell table:style-name="ce19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4:51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4:51:48.26</dc:date>
    <dc:creator>Franco </dc:creator>
    <meta:generator>OpenOffice/4.1.1$Win32 OpenOffice.org_project/411m6$Build-9775</meta:generator>
    <meta:editing-duration>PT8M42S</meta:editing-duration>
    <meta:editing-cycles>3</meta:editing-cycles>
    <meta:printed-by>Franco </meta:printed-by>
    <meta:print-date>2016-07-06T19:31:48.46</meta:print-date>
    <meta:document-statistic meta:table-count="3" meta:cell-count="16" meta:object-count="0"/>
  </office:meta>
</office:document-meta>
</file>